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stroke="dash" draw:stroke-dash="_32__20_Dots_20_1_20_Dash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55cm" fo:min-width="0cm"/>
      <style:paragraph-properties style:writing-mode="tb-rl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.2cm" svg:height="1.3cm" svg:x="14.4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2cm" svg:height="1.3cm" svg:x="12.1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2cm" svg:height="1.3cm" svg:x="10.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3.9cm" svg:x="2.9cm" svg:y="1.2cm">
          <text:p text:style-name="P1"><text:span text:style-name="T1">#define g93075714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3" draw:text-style-name="P2" draw:layer="layout" svg:width="7.6cm" svg:height="1.8cm" svg:x="3.9cm" svg:y="2.7cm">
            <text:p text:style-name="P1"><text:span text:style-name="T1">0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8cm" svg:height="1.2cm" svg:x="4.3cm" svg:y="3cm">
            <text:p text:style-name="P1"><text:span text:style-name="T1">(address)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xml:id="id2" draw:id="id2" draw:layer="layout" svg:width="13cm" svg:height="4.1cm" svg:x="1.2cm" svg:y="6.8cm">
          <text:p text:style-name="P1"><text:span text:style-name="T1">node_t _g93075714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3" draw:text-style-name="P2" draw:layer="layout" svg:width="7.6cm" svg:height="1.8cm" svg:x="5.7cm" svg:y="8.5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8cm" svg:height="1.2cm" svg:x="6.1cm" svg:y="8.8cm">
            <text:p text:style-name="P1"><text:span text:style-name="T1">(address)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3.9cm" svg:height="1.038cm" svg:x="1.7cm" svg:y="8.9cm">
          <draw:text-box>
            <text:p text:style-name="P3"><text:span text:style-name="T1">fptr_t head</text:span></text:p>
          </draw:text-box>
        </draw:frame>
        <draw:connector draw:style-name="gr6" draw:text-style-name="P1" draw:layer="layout" draw:type="line" svg:x1="7.7cm" svg:y1="4.5cm" svg:x2="7.7cm" svg:y2="6.8cm" draw:start-shape="id1" draw:start-glue-point="2" draw:end-shape="id2" draw:end-glue-point="0" svg:d="m7700 4500v2300" svg:viewBox="0 0 1 2301">
          <text:p/>
        </draw:connector>
        <draw:custom-shape draw:style-name="gr7" draw:text-style-name="P2" xml:id="id4" draw:id="id4" draw:layer="layout" svg:width="16.6cm" svg:height="2.2cm" svg:x="1.2cm" svg:y="12.7cm">
          <text:p text:style-name="P1"><text:span text:style-name="T1">wptr_t A_STD A_FALIGNED</text:span></text:p>
          <text:p text:style-name="P1"><text:span text:style-name="T1">E__ftheMain$d3(gc_t gc,struct sFtheMain$d3* ar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5cm" svg:y1="10.3cm" svg:x2="9.5cm" svg:y2="12.7cm" draw:start-shape="id3" draw:start-glue-point="2" draw:end-shape="id4" svg:d="m9500 10300v2400" svg:viewBox="0 0 1 2401">
          <text:p/>
        </draw:connector>
        <draw:frame draw:style-name="gr5" draw:text-style-name="P4" draw:layer="layout" svg:width="2.974cm" svg:height="1.038cm" svg:x="7.2cm" svg:y="11.162cm">
          <draw:text-box>
            <text:p><text:span text:style-name="T1">fptr_t</text:span></text:p>
          </draw:text-box>
        </draw:frame>
        <draw:frame draw:style-name="gr5" draw:text-style-name="P4" draw:layer="layout" svg:width="3.126cm" svg:height="1.038cm" svg:x="5.2cm" svg:y="5.362cm">
          <draw:text-box>
            <text:p><text:span text:style-name="T1">sptr_t</text:span></text:p>
          </draw:text-box>
        </draw:frame>
        <draw:connector draw:style-name="gr8" draw:text-style-name="P1" draw:layer="layout" draw:type="curve" svg:x1="24.3cm" svg:y1="12.7cm" svg:x2="13.3cm" svg:y2="9.4cm" draw:start-shape="id5" draw:start-glue-point="0" draw:end-shape="id3" draw:end-glue-point="1" svg:d="m24300 12700c0-2200-3666-3300-11000-3300" svg:viewBox="0 0 11001 3301">
          <text:p/>
        </draw:connector>
        <draw:custom-shape draw:style-name="gr7" draw:text-style-name="P2" xml:id="id6" draw:id="id6" draw:layer="layout" svg:width="11.2cm" svg:height="2.2cm" svg:x="3.9cm" svg:y="17.6cm">
          <text:p text:style-name="P2">static wptr_t A_STD A_MALLOC</text:p>
          <text:p text:style-name="P2">ftheMain$d3(gc_t g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" draw:id="id5" draw:layer="layout" svg:width="8.2cm" svg:height="2.2cm" svg:x="20.2cm" svg:y="12.7cm">
          <text:p text:style-name="P2">inline static void</text:p>
          <text:p text:style-name="P2">update(void *t, wptr_t 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9.5cm" svg:y1="14.9cm" svg:x2="9.5cm" svg:y2="17.6cm" draw:start-shape="id4" draw:start-glue-point="2" draw:end-shape="id6" svg:d="m9500 14900v2700" svg:viewBox="0 0 1 2701">
          <text:p/>
        </draw:connector>
        <draw:frame draw:style-name="gr5" draw:text-style-name="P5" draw:layer="layout" svg:width="6.4cm" svg:height="2.047cm" svg:x="9.1cm" svg:y="15.153cm">
          <draw:text-box>
            <text:p text:style-name="P3"><text:span text:style-name="T1">(4) </text:span><text:span text:style-name="T1">関数呼び出し</text:span></text:p>
            <text:p text:style-name="P3"><text:span text:style-name="T1">返り値受け取り</text:span></text:p>
          </draw:text-box>
        </draw:frame>
        <draw:connector draw:style-name="gr8" draw:text-style-name="P1" draw:layer="layout" draw:type="line" svg:x1="17.8cm" svg:y1="13.8cm" svg:x2="20.2cm" svg:y2="13.8cm" draw:start-shape="id4" draw:start-glue-point="1" draw:end-shape="id5" svg:d="m17800 13800h2400" svg:viewBox="0 0 2401 1">
          <text:p/>
        </draw:connector>
        <draw:frame draw:style-name="gr9" draw:text-style-name="P4" draw:layer="layout" svg:width="1.399cm" svg:height="5.8cm" svg:x="18.201cm" svg:y="14cm">
          <draw:text-box>
            <text:p text:style-name="P4"><text:span text:style-name="T1">(5) </text:span><text:span text:style-name="T1">関数呼び出し</text:span></text:p>
          </draw:text-box>
        </draw:frame>
        <draw:frame draw:style-name="gr5" draw:text-style-name="P4" draw:layer="layout" svg:width="6.8cm" svg:height="1.149cm" svg:x="17.1cm" svg:y="11.151cm">
          <draw:text-box>
            <text:p><text:span text:style-name="T1">(6) </text:span><text:span text:style-name="T1">返り値で上書き</text:span></text:p>
          </draw:text-box>
        </draw:frame>
        <draw:custom-shape draw:style-name="gr7" draw:text-style-name="P2" xml:id="id7" draw:id="id7" draw:layer="layout" svg:width="12.2cm" svg:height="2.4cm" svg:x="16.3cm" svg:y="2.4cm">
          <text:p text:style-name="P2">wptr_t A_STD A_UNUSED <text:s/>A_HOT</text:p>
          <text:p text:style-name="P2">eval(gc_t gc,sptr_t 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1.5cm" svg:y1="3.6cm" svg:x2="16.3cm" svg:y2="3.6cm" draw:start-shape="id1" draw:start-glue-point="1" draw:end-shape="id7" svg:d="m11500 3600h4800" svg:viewBox="0 0 4801 1">
          <text:p/>
        </draw:connector>
        <draw:frame draw:style-name="gr5" draw:text-style-name="P2" draw:layer="layout" svg:width="5.6cm" svg:height="1.936cm" svg:x="11.4cm" svg:y="1.5cm">
          <draw:text-box>
            <text:p text:style-name="P1"><text:span text:style-name="T1">(1)</text:span></text:p>
            <text:p text:style-name="P1"><text:span text:style-name="T1">第二引数</text:span></text:p>
          </draw:text-box>
        </draw:frame>
        <draw:connector draw:style-name="gr8" draw:text-style-name="P1" draw:layer="layout" draw:type="curve" draw:line-skew="-0.587cm" svg:x1="22.4cm" svg:y1="4.8cm" svg:x2="12.7cm" svg:y2="8.9cm" draw:start-shape="id7" draw:start-glue-point="2" draw:end-shape="id8" draw:end-glue-point="0" svg:d="m22400 4800c0 2232-9700 182-9700 4100" svg:viewBox="0 0 9701 4101">
          <text:p/>
        </draw:connector>
        <draw:frame draw:style-name="gr5" draw:text-style-name="P5" draw:layer="layout" svg:width="5.2cm" svg:height="2.047cm" svg:x="15.2cm" svg:y="6.651cm">
          <draw:text-box>
            <text:p text:style-name="P3"><text:span text:style-name="T1">(2) </text:span><text:span text:style-name="T1">遅延ビット</text:span></text:p>
            <text:p text:style-name="P3"><text:span text:style-name="T1">チェック</text:span></text:p>
          </draw:text-box>
        </draw:frame>
        <draw:connector draw:style-name="gr8" draw:text-style-name="P1" draw:layer="layout" draw:type="curve" draw:line-skew="0.324cm" svg:x1="22.4cm" svg:y1="4.8cm" svg:x2="10.7cm" svg:y2="4.2cm" draw:start-shape="id7" draw:start-glue-point="2" draw:end-shape="id9" draw:end-glue-point="2" svg:d="m22400 4800c0 1312-11700 1612-11700-600" svg:viewBox="0 0 11701 1625">
          <text:p/>
        </draw:connector>
        <draw:connector draw:style-name="gr8" draw:text-style-name="P1" draw:layer="layout" draw:type="curve" draw:line-skew="0.813cm" svg:x1="22.4cm" svg:y1="4.8cm" svg:x2="15cm" svg:y2="12.7cm" draw:start-shape="id7" draw:start-glue-point="2" draw:end-shape="id10" draw:end-glue-point="0" svg:d="m22400 4800c0 7182-7400 3232-7400 7900" svg:viewBox="0 0 7401 7901">
          <text:p/>
        </draw:connector>
        <draw:frame draw:style-name="gr5" draw:text-style-name="P5" draw:layer="layout" svg:width="5.2cm" svg:height="2.047cm" svg:x="22.2cm" svg:y="7.253cm">
          <draw:text-box>
            <text:p text:style-name="P3"><text:span text:style-name="T1">(3) </text:span><text:span text:style-name="T1">未評価なら</text:span></text:p>
            <text:p text:style-name="P3"><text:span text:style-name="T1">fptr_t</text:span><text:span text:style-name="T1">呼び出し</text:span></text:p>
          </draw:text-box>
        </draw:frame>
        <draw:custom-shape draw:style-name="gr10" draw:text-style-name="P2" draw:layer="layout" svg:width="6.7cm" svg:height="3.5cm" svg:x="21.3cm" svg:y="15.4cm">
          <text:p text:style-name="P2"><text:span text:style-name="T1">未評価サンクを</text:span></text:p>
          <text:p text:style-name="P2"><text:span text:style-name="T1">評価している</text:span></text:p>
          <text:p text:style-name="P2"><text:span text:style-name="T1">じゃなイカ！</text:span></text:p>
          <draw:enhanced-geometry svg:viewBox="0 0 21600 21600" draw:text-areas="800 800 20800 20800" draw:type="round-rectangular-callout" draw:modifiers="20958.54350097 26770.1799485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2-17T21:23:16</dc:date>
    <dc:creator>Okabe Kiwamu</dc:creator>
    <meta:editing-duration>PT3H4M47S</meta:editing-duration>
    <meta:editing-cycles>203</meta:editing-cycles>
    <meta:generator>LibreOffice/4.0.0.3$Linux_X86_64 LibreOffice_project/400m0$Build-103</meta:generator>
    <meta:document-statistic meta:object-count="34"/>
  </office:meta>
</office:document-meta>
</file>